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modern" style:font-pitch="variable"/>
    <style:font-face style:name="Arial1" svg:font-family="Arial" style:font-family-generic="roma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horizontal-align="justify" draw:textarea-vertical-align="top" draw:auto-grow-height="false" fo:min-height="3.542cm" fo:min-width="21.271cm" fo:padding-top="0.125cm" fo:padding-bottom="0.125cm" fo:padding-left="0.25cm" fo:padding-right="0.25cm" fo:wrap-option="wrap" draw:shadow-color="#808080"/>
      <style:paragraph-properties style:writing-mode="lr-tb"/>
    </style:style>
    <style:style style:name="gr3"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paragraph-properties style:writing-mode="lr-tb"/>
    </style:style>
    <style:style style:name="gr4"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paragraph-properties style:writing-mode="lr-tb"/>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style:paragraph-properties style:writing-mode="lr-tb"/>
    </style:style>
    <style:style style:name="pr2" style:family="presentation" style:parent-style-name="Default-notes">
      <style:graphic-properties draw:stroke="none" draw:fill="none" draw:fill-color="#ffffff" draw:textarea-horizontal-align="justify" draw:textarea-vertical-align="middle" fo:min-height="13.361cm"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9cm" fo:padding-bottom="0cm" fo:padding-left="0cm" fo:padding-right="0cm" fo:wrap-option="wrap" draw:shadow-color="#808080"/>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344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1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7cm" fo:min-width="0cm" fo:padding-top="0.079cm" fo:padding-bottom="0cm" fo:padding-left="0cm" fo:padding-right="0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3.33cm"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1cm" fo:min-width="0cm" fo:padding-top="0.079cm" fo:padding-bottom="0cm" fo:padding-left="0cm" fo:padding-right="0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11cm" fo:min-width="0cm" fo:padding-top="0.079cm" fo:padding-bottom="0cm" fo:padding-left="0cm" fo:padding-right="0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467cm" fo:min-width="0cm" fo:padding-top="0cm" fo:padding-bottom="0cm" fo:padding-left="0cm" fo:padding-right="0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2cm" fo:min-width="0cm" fo:padding-top="0.079cm" fo:padding-bottom="0cm" fo:padding-left="0cm" fo:padding-right="0cm" fo:wrap-option="wrap" draw:shadow-color="#808080"/>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326cm" draw:shadow-color="#808080"/>
      <style:paragraph-properties style:writing-mode="lr-tb"/>
    </style:style>
    <style:style style:name="P1" style:family="paragraph">
      <style:paragraph-properties fo:margin-left="0cm" fo:margin-right="0cm"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style:writing-mode="lr-tb"/>
    </style:style>
    <style:style style:name="P4" style:family="paragraph">
      <style:paragraph-properties fo:margin-left="0cm" fo:margin-right="0cm" fo:line-height="93%"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502cm" fo:margin-bottom="0cm" fo:line-height="93%" fo:text-indent="0cm" style:punctuation-wrap="simple" style:line-break="strict">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margin-top="0.401cm" fo:margin-bottom="0cm" fo:line-height="93%" fo:text-indent="0cm" style:punctuation-wrap="simple" style:line-break="strict">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7" style:family="paragraph">
      <style:paragraph-properties fo:margin-left="1.199cm" fo:margin-right="0cm" fo:margin-top="0.502cm" fo:margin-bottom="0cm" fo:line-height="93%" fo:text-indent="-0.86cm" style:punctuation-wrap="simple" style:line-break="strict">
        <style:tab-stops>
          <style:tab-stop style:position="0cm"/>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502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401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502cm" fo:margin-bottom="0cm" fo:text-indent="0cm" style:punctuation-wrap="simple"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401cm" fo:margin-bottom="0cm" fo:text-indent="0cm" style:punctuation-wrap="simple"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502cm" fo:margin-bottom="0cm" fo:line-height="93%" fo:text-indent="0cm" style:punctuation-wrap="simple"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952cm" fo:margin-right="0cm" fo:margin-top="0.502cm" fo:margin-bottom="0cm" fo:line-height="93%" fo:text-indent="-0.944cm" style:punctuation-wrap="simple"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2.063cm" fo:margin-right="0cm" fo:margin-top="0.401cm" fo:margin-bottom="0cm" fo:line-height="93%" fo:text-align="start" fo:text-indent="-0.785cm" style:punctuation-wrap="simple"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952cm" fo:margin-right="0cm" fo:margin-top="0.502cm" fo:margin-bottom="0cm" fo:line-height="93%" fo:text-align="start" fo:text-indent="-0.944cm" style:punctuation-wrap="simple"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margin-left="0cm" fo:margin-right="0cm"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8" style:family="paragraph">
      <style:paragraph-properties fo:margin-left="0cm" fo:margin-right="0cm" fo:margin-top="0.299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9" style:family="paragraph">
      <style:paragraph-properties fo:margin-left="0.952cm" fo:margin-right="0cm" fo:text-align="center" fo:text-indent="-0.93cm" style:line-break="strict" style:writing-mode="lr-tb">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20" style:family="paragraph">
      <loext:graphic-properties draw:fill="none" draw:fill-color="#ffffff"/>
      <style:paragraph-properties fo:margin-left="0.952cm" fo:margin-right="0cm" fo:text-align="center" fo:text-indent="-0.93cm" style:line-break="strict" style:writing-mode="lr-tb" style:font-independent-line-spacing="true">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21" style:family="paragraph">
      <loext:graphic-properties draw:fill="none" draw:fill-color="#ffffff"/>
      <style:paragraph-properties style:writing-mode="lr-tb"/>
      <style:text-properties fo:font-size="12pt"/>
    </style:style>
    <style:style style:name="P22" style:family="paragraph">
      <style:paragraph-properties fo:margin-left="3.249cm" fo:margin-right="0cm" fo:margin-top="0.401cm" fo:margin-bottom="0cm" fo:text-indent="-1.371cm" style:punctuation-wrap="simple" style:line-break="strict">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3" style:family="paragraph">
      <style:paragraph-properties fo:margin-left="0.952cm" fo:margin-right="0cm" fo:margin-top="0.502cm" fo:margin-bottom="0cm" fo:text-indent="-0.944cm" style:punctuation-wrap="simple" style:line-break="strict">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502cm" fo:margin-bottom="0cm"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5" style:family="paragraph">
      <style:paragraph-properties fo:margin-left="0cm" fo:margin-right="0cm" fo:margin-top="0.401cm" fo:margin-bottom="0cm"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502cm" fo:margin-bottom="0cm" fo:line-height="93%"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fo:color="#000000" loext:opacity="100%" fo:language="en" fo:country="IE" style:language-asian="en" style:country-asian="IE" style:language-complex="en" style:country-complex="IE"/>
    </style:style>
    <style:style style:name="T3" style:family="text">
      <style:text-properties fo:language="en" fo:country="IE" fo:font-weight="bold" style:language-asian="en" style:country-asian="IE" style:font-weight-asian="bold" style:language-complex="en" style:country-complex="IE" style:font-weight-complex="bold"/>
    </style:style>
    <style:style style:name="T4" style:family="text">
      <style:text-properties fo:language="en" fo:country="GB" style:language-asian="en" style:country-asian="GB" style:language-complex="en" style:country-complex="GB"/>
    </style:style>
    <style:style style:name="T5" style:family="text">
      <style:text-properties style:font-name="Courier New" fo:font-size="128pt" fo:language="en" fo:country="GB" fo:font-weight="bold" style:font-size-asian="128pt" style:language-asian="en" style:country-asian="GB" style:font-weight-asian="bold" style:font-size-complex="128pt" style:language-complex="en" style:country-complex="GB" style:font-weight-complex="bold"/>
    </style:style>
    <style:style style:name="T6" style:family="text">
      <style:text-properties fo:color="#000000" loext:opacity="100%" style:text-position="0% 100%" style:font-name="Courier New" fo:font-size="128pt" fo:language="en" fo:country="GB" fo:font-weight="bold" style:font-name-asian="Noto Sans CJK SC Regular1" style:font-size-asian="128pt" style:language-asian="en" style:country-asian="GB" style:font-weight-asian="bold" style:font-name-complex="Noto Sans CJK SC Regular1" style:font-size-complex="128pt" style:language-complex="en" style:country-complex="GB" style:font-weight-complex="bold"/>
    </style:style>
    <style:style style:name="T7" style:family="text">
      <style:text-properties style:font-name="Courier New" fo:language="en" fo:country="GB" style:language-asian="en" style:country-asian="GB" style:language-complex="en" style:country-complex="GB"/>
    </style:style>
    <style:style style:name="T8"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9" style:family="text">
      <style:text-properties fo:color="#ccccff" loext:opacity="100%" fo:language="en" fo:country="IE" style:language-asian="en" style:country-asian="IE" style:language-complex="en" style:country-complex="IE"/>
    </style:style>
    <style:style style:name="T10"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11" style:family="text">
      <style:text-properties fo:font-size="32pt" fo:language="en" fo:country="IE" style:font-size-asian="32pt" style:language-asian="en" style:country-asian="IE" style:font-size-complex="32pt" style:language-complex="en" style:country-complex="IE"/>
    </style:style>
    <style:style style:name="T12" style:family="text">
      <style:text-properties fo:color="#000000" loext:opacity="100%" style:text-position="0% 100%" style:font-name="Arial1" fo:font-size="32pt" fo:language="en" fo:country="GB" style:font-name-asian="Noto Sans CJK SC Regular1" style:font-size-asian="32pt" style:language-asian="en" style:country-asian="GB" style:font-name-complex="Noto Sans CJK SC Regular1" style:font-size-complex="32pt" style:language-complex="en" style:country-complex="GB"/>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1cm" text:min-label-width="0.86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0.004cm" text:min-label-width="0.94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735cm" text:min-label-width="1.221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0.004cm" text:min-label-width="0.948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4cm" text:min-label-width="1.579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3cm" svg:height="3.501cm" svg:x="1.604cm" svg:y="8.201cm" presentation:class="title" presentation:user-transformed="true">
          <draw:text-box>
            <text:list text:style-name="L1">
              <text:list-header>
                <text:p text:style-name="P1"><text:span text:style-name="T1">Domain Name System (DNS)</text:span></text:p>
              </text:list-header>
            </text:list>
          </draw:text-box>
        </draw:frame>
        <presentation:notes draw:style-name="dp2">
          <draw:page-thumbnail draw:style-name="gr1" draw:layer="layout" svg:width="14.843cm" svg:height="11.13cm" svg:x="3.074cm" svg:y="2.258cm" draw:page-number="1" presentation:class="page"/>
          <draw:frame presentation:style-name="pr2" draw:text-style-name="P3" draw:layer="layout" svg:width="16.797cm" svg:height="13.361cm" svg:x="2.098cm" svg:y="14.106cm" presentation:class="notes" presentation:placeholder="true">
            <draw:text-box/>
          </draw:frame>
        </presentation:notes>
      </draw:page>
      <draw:page draw:name="page2" draw:style-name="dp1" draw:master-page-name="Default" presentation:presentation-page-layout-name="AL1T1">
        <draw:frame presentation:style-name="pr3" draw:text-style-name="P2" draw:layer="layout" svg:width="25.197cm" svg:height="3.506cm" svg:x="1.397cm" svg:y="0.838cm" presentation:class="title" presentation:user-transformed="true">
          <draw:text-box>
            <text:list text:style-name="L1">
              <text:list-header>
                <text:p text:style-name="P4"><text:span text:style-name="T2">Outline</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5"><text:span text:style-name="T2">Ecosystem and overview</text:span></text:p>
              </text:list-item>
            </text:list>
            <text:list text:style-name="L3">
              <text:list-item>
                <text:list>
                  <text:list-item>
                    <text:p text:style-name="P6"><text:span text:style-name="T2">You’ll notice multiple occurrences of “$” </text:span></text:p>
                  </text:list-item>
                </text:list>
              </text:list-item>
            </text:list>
            <text:list text:style-name="L2">
              <text:list-item>
                <text:p text:style-name="P5"><text:span text:style-name="T2">DNS protocol (some of Olaf’s “Block_01” slides)</text:span></text:p>
              </text:list-item>
              <text:list-item>
                <text:p text:style-name="P5"><text:span text:style-name="T2">DNSSEC (some of Olaf’s “Block_03” slides)</text:span></text:p>
              </text:list-item>
              <text:list-item>
                <text:p text:style-name="P5"><text:span text:style-name="T2">DNSSEC deployment</text:span></text:p>
              </text:list-item>
              <text:list-item>
                <text:p text:style-name="P5"><text:span text:style-name="T2">DNS privacy</text:span></text:p>
              </text:list-item>
            </text:list>
            <text:list text:style-name="L4">
              <text:list-header>
                <text:p text:style-name="P7"><text:span text:style-name="T2"/></text:p>
              </text:list-header>
            </text:list>
          </draw:text-box>
        </draw:frame>
        <presentation:notes draw:style-name="dp2">
          <draw:page-thumbnail draw:style-name="gr1" draw:layer="layout" svg:width="14.847cm" svg:height="11.134cm" svg:x="3.074cm" svg:y="2.258cm" draw:page-number="2" presentation:class="page"/>
          <draw:frame presentation:style-name="pr5" draw:text-style-name="P3" draw:layer="layout" svg:width="16.801cm" svg:height="13.366cm" svg:x="2.098cm" svg:y="14.107cm" presentation:class="notes" presentation:placeholder="true">
            <draw:text-box/>
          </draw:frame>
        </presentation:notes>
      </draw:page>
      <draw:page draw:name="page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What’s the DNS?</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3">The</text:span><text:span text:style-name="T1"> single world-wide distributed naming system/database that essentially replaced the host file because that got too big</text:span></text:p>
              </text:list-item>
            </text:list>
            <text:list text:style-name="L6">
              <text:list-item>
                <text:list>
                  <text:list-item>
                    <text:p text:style-name="P9"><text:span text:style-name="T1">There’s also the DNS protocol, which is how clients and servers interact </text:span></text:p>
                  </text:list-item>
                </text:list>
              </text:list-item>
            </text:list>
            <text:list text:style-name="L5">
              <text:list-item>
                <text:p text:style-name="P8"><text:span text:style-name="T1">Main purpose is to map names to IP addresses so that applications and humans can deal with names rather than addresses</text:span></text:p>
              </text:list-item>
            </text:list>
            <text:list text:style-name="L6">
              <text:list-item>
                <text:list>
                  <text:list-item>
                    <text:p text:style-name="P9"><text:span text:style-name="T1">tcd.ie is easier to type/remember than something within 134.226/16 or <text:s/>2001:770:10::/48</text:span></text:p>
                  </text:list-item>
                  <text:list-item>
                    <text:p text:style-name="P9"><text:span text:style-name="T1">IPv4 addresses use A resource record (RR) type</text:span></text:p>
                  </text:list-item>
                  <text:list-item>
                    <text:p text:style-name="P9"><text:span text:style-name="T1">IPv6 addresses use AAAA resource record (RR) type</text:span></text:p>
                  </text:list-item>
                </text:list>
              </text:list-item>
            </text:list>
            <text:list text:style-name="L5">
              <text:list-item>
                <text:p text:style-name="P8"><text:span text:style-name="T1">The DNS is also used for many other purposes </text:span></text:p>
              </text:list-item>
            </text:list>
            <text:list text:style-name="L7">
              <text:list-item>
                <text:list>
                  <text:list-item>
                    <text:p text:style-name="P9"><text:span text:style-name="T1">Mail address right-hand-side to mail server name(s) via MX RR</text:span></text:p>
                  </text:list-item>
                  <text:list-item>
                    <text:p text:style-name="P9"><text:span text:style-name="T1">DNS block lists of spam sources (and other block lists)</text:span></text:p>
                  </text:list-item>
                  <text:list-item>
                    <text:p text:style-name="P9"><text:span text:style-name="T1">“</text:span><text:span text:style-name="T1">Passive DNS” monitoring for various security purposes</text:span></text:p>
                  </text:list-item>
                  <text:list-item>
                    <text:p text:style-name="P9"><text:span text:style-name="T1">Telling lies (RPZ) to help people avoid “bad” domains</text:span></text:p>
                  </text:list-item>
                  <text:list-item>
                    <text:p text:style-name="P9"><text:span text:style-name="T1">State- or enterprise-level censorship</text:span></text:p>
                  </text:list-item>
                  <text:list-item>
                    <text:p text:style-name="P9"><text:span text:style-name="T1">...</text:span></text:p>
                  </text:list-item>
                </text:list>
              </text:list-item>
            </text:list>
          </draw:text-box>
        </draw:frame>
        <presentation:notes draw:style-name="dp2">
          <draw:page-thumbnail draw:style-name="gr1" draw:layer="layout" svg:width="14.825cm" svg:height="11.112cm" svg:x="3.074cm" svg:y="2.258cm" draw:page-number="3" presentation:class="page"/>
          <draw:frame presentation:style-name="pr8" draw:text-style-name="P3" draw:layer="layout" svg:width="16.779cm" svg:height="13.344cm" svg:x="2.098cm" svg:y="14.107cm" presentation:class="notes" presentation:placeholder="true">
            <draw:text-box/>
          </draw:frame>
        </presentation:notes>
      </draw:page>
      <draw:page draw:name="page4"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name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We know that tcd.ie is a DNS name, right?</text:span></text:p>
              </text:list-item>
            </text:list>
            <text:list text:style-name="L9">
              <text:list-item>
                <text:list>
                  <text:list-item>
                    <text:p text:style-name="P11"><text:span text:style-name="T4">tcd.ie is a domain</text:span></text:p>
                  </text:list-item>
                </text:list>
              </text:list-item>
            </text:list>
            <text:list text:style-name="L8">
              <text:list-item>
                <text:p text:style-name="P10"><text:span text:style-name="T4">www.tcd.ie and down.dsg.cs.tcd.ie are also DNS names</text:span></text:p>
              </text:list-item>
            </text:list>
            <text:list text:style-name="L9">
              <text:list-item>
                <text:list>
                  <text:list-item>
                    <text:p text:style-name="P11"><text:span text:style-name="T4">Those are Fully Qualified Domain Names (FQDNs)</text:span></text:p>
                  </text:list-item>
                </text:list>
              </text:list-item>
            </text:list>
            <text:list text:style-name="L8">
              <text:list-item>
                <text:p text:style-name="P12"><text:span text:style-name="T4">tcd.ie is the parent of cs.tcd.ie, cs.tcd.ie is a child of tcd.ie</text:span></text:p>
              </text:list-item>
              <text:list-item>
                <text:p text:style-name="P12"><text:span text:style-name="T4">TCD internally (modulo cloudiness) manage the names below tcd.ie within their “zone,” often spoken about as if managed via a “zone file”</text:span></text:p>
              </text:list-item>
              <text:list-item>
                <text:p text:style-name="P12"><text:span text:style-name="T4">Reality: most zone data is probably in databases, but tiny domains can keep all their data in one file and there’s a standard format for zone files that’s supported by most DNS tools</text:span></text:p>
              </text:list-item>
            </text:list>
          </draw:text-box>
        </draw:frame>
        <presentation:notes draw:style-name="dp2">
          <draw:page-thumbnail draw:style-name="gr1" draw:layer="layout" svg:width="14.812cm" svg:height="11.099cm" svg:x="3.074cm" svg:y="2.258cm" draw:page-number="4" presentation:class="page"/>
          <draw:frame presentation:style-name="pr11" draw:text-style-name="P3" draw:layer="layout" svg:width="16.766cm" svg:height="13.33cm" svg:x="2.099cm" svg:y="14.107cm" presentation:class="notes" presentation:placeholder="true">
            <draw:text-box/>
          </draw:frame>
        </presentation:notes>
      </draw:page>
      <draw:page draw:name="page5"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Zone file fragment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10">
              <text:list-header>
                <text:p text:style-name="P13"><text:span text:style-name="T5">responsible.ie. <text:s text:c="4"/>3600 <text:s text:c="3"/>IN SOA <text:s/>ns.my-own.net. hostmaster.responsible.ie. (</text:span></text:p>
                <text:p text:style-name="P13"><text:span text:style-name="T5"><text:s text:c="20"/></text:span><text:span text:style-name="T5">2018013228 ; serial</text:span></text:p>
                <text:p text:style-name="P13"><text:span text:style-name="T5"><text:s text:c="20"/></text:span><text:span text:style-name="T5">86400 <text:s text:c="5"/>; refresh (1 day)</text:span></text:p>
                <text:p text:style-name="P13"><text:span text:style-name="T5"><text:s text:c="20"/></text:span><text:span text:style-name="T5">7200 <text:s text:c="6"/>; retry (2 hours)</text:span></text:p>
                <text:p text:style-name="P13"><text:span text:style-name="T5"><text:s text:c="20"/></text:span><text:span text:style-name="T5">3600000 <text:s text:c="3"/>; expire (5 weeks 6 days 16 hours)</text:span></text:p>
                <text:p text:style-name="P13"><text:span text:style-name="T5"><text:s text:c="20"/></text:span><text:span text:style-name="T5">3600 <text:s text:c="6"/>; minimum (1 hour)</text:span></text:p>
                <text:p text:style-name="P13"><text:span text:style-name="T5"><text:s text:c="20"/></text:span><text:span text:style-name="T5">)</text:span></text:p>
              </text:list-header>
            </text:list>
            <text:list text:style-name="L11">
              <text:list-item>
                <text:list>
                  <text:list-header>
                    <text:p text:style-name="P14"><text:span text:style-name="T5"><text:s text:c="11"/></text:span><text:span text:style-name="T5"><text:tab/></text:span><text:span text:style-name="T5"><text:tab/></text:span><text:span text:style-name="T5"> <text:s text:c="7"/></text:span><text:span text:style-name="T5">86399 <text:s text:c="2"/>NS <text:s/>ns.my-own.net.</text:span></text:p>
                  </text:list-header>
                </text:list>
              </text:list-item>
            </text:list>
            <text:list text:style-name="L10">
              <text:list-header>
                <text:p text:style-name="P15"><text:span text:style-name="T6"><text:s text:c="12"/></text:span><text:span text:style-name="T5"><text:s text:c="8"/></text:span><text:span text:style-name="T5">86399 <text:s text:c="2"/>NS <text:s/>ns1.frobbit.se.</text:span></text:p>
                <text:p text:style-name="P15"><text:span text:style-name="T6"><text:s text:c="12"/></text:span><text:span text:style-name="T5"><text:s text:c="8"/></text:span><text:span text:style-name="T5">86399 <text:s text:c="2"/>NS <text:s/>ns2.frobbit.se.</text:span></text:p>
                <text:p text:style-name="P15"><text:span text:style-name="T6"><text:s text:c="12"/></text:span><text:span text:style-name="T5"><text:s text:c="8"/></text:span><text:span text:style-name="T5">3600 <text:s text:c="3"/>A <text:s text:c="2"/>185.24.233.211</text:span></text:p>
                <text:p text:style-name="P15"><text:span text:style-name="T6"><text:s text:c="12"/></text:span><text:span text:style-name="T5"><text:s text:c="8"/></text:span><text:span text:style-name="T5">3600 <text:s text:c="3"/>AAAA <text:s text:c="3"/>2a04:2e00:1:67::a</text:span></text:p>
                <text:p text:style-name="P15"><text:span text:style-name="T6"><text:s text:c="12"/></text:span><text:span text:style-name="T5"><text:s text:c="8"/></text:span><text:span text:style-name="T5">3600 <text:s text:c="3"/>MX <text:s/>10 vps.responsible.ie.</text:span></text:p>
                <text:p text:style-name="P15"><text:span text:style-name="T6"><text:s text:c="12"/></text:span><text:span text:style-name="T5"><text:s text:c="8"/></text:span><text:span text:style-name="T5">3600 <text:s text:c="3"/>TXT "v=spf1 mx -all"</text:span></text:p>
                <text:p text:style-name="P15"><text:span text:style-name="T6"><text:s text:c="12"/></text:span><text:span text:style-name="T5"><text:s text:c="8"/></text:span><text:span text:style-name="T5">3600 <text:s text:c="3"/>CAA 128 issue "letsencrypt.org"</text:span></text:p>
                <text:p text:style-name="P15"><text:span text:style-name="T5">www.responsible.ie. <text:s text:c="4"/>3600 <text:s text:c="3"/>IN CNAME vps.responsible.ie.</text:span></text:p>
                <text:p text:style-name="P15"><text:span text:style-name="T5">imap.responsible.ie. <text:s text:c="3"/>3600 <text:s text:c="3"/>IN CNAME vps.responsible.ie.</text:span></text:p>
                <text:p text:style-name="P15"><text:span text:style-name="T5">mail.responsible.ie. <text:s text:c="3"/>3600 <text:s text:c="3"/>IN CNAME vps.responsible.ie.</text:span></text:p>
                <text:p text:style-name="P15"><text:span text:style-name="T5">smtp.responsible.ie. <text:s text:c="3"/>3600 <text:s text:c="3"/>IN CNAME vps.responsible.ie.</text:span></text:p>
                <text:p text:style-name="P15"><text:span text:style-name="T5">vps.responsible.ie. <text:s text:c="4"/>3600 <text:s text:c="3"/>IN A <text:s text:c="3"/>185.24.233.211</text:span></text:p>
                <text:p text:style-name="P15"><text:span text:style-name="T5"><text:s text:c="24"/></text:span><text:span text:style-name="T5">3600 <text:s text:c="3"/>AAAA <text:s text:c="3"/>2a04:2e00:1:67::a</text:span></text:p>
              </text:list-header>
            </text:list>
          </draw:text-box>
        </draw:frame>
        <draw:custom-shape draw:style-name="gr2" draw:text-style-name="P17" draw:layer="layout" svg:width="21.771cm" svg:height="3.792cm" svg:x="2.2cm" svg:y="16.916cm">
          <text:list text:style-name="L1">
            <text:list-header>
              <text:p text:style-name="P16"><text:span text:style-name="T4">Notes: </text:span></text:p>
              <text:p text:style-name="P16"><text:span text:style-name="T4">1) The trailing “.” characters (e.g. in “</text:span><text:span text:style-name="T7">vps.responsible.ie.</text:span><text:span text:style-name="T4">”) matter!</text:span></text:p>
              <text:p text:style-name="P16"><text:span text:style-name="T4">2) The real zone file for this domain has lots of other security cruft to do with DNSSEC, the WebPKI and DANE (SMTP/TLS) – maybe pop that up to show it, ‘cause it won’t fit on a slide:-)</text:span></text:p>
            </text:list-header>
          </text:list>
          <draw:enhanced-geometry svg:viewBox="0 0 21600 21600" draw:type="mso-spt202" draw:enhanced-path="M 0 0 L 21600 0 21600 21600 0 21600 0 0 Z N"/>
        </draw:custom-shape>
        <presentation:notes draw:style-name="dp2">
          <draw:page-thumbnail draw:style-name="gr1" draw:layer="layout" svg:width="14.812cm" svg:height="11.099cm" svg:x="3.074cm" svg:y="2.258cm" draw:page-number="5" presentation:class="page"/>
          <draw:frame presentation:style-name="pr11" draw:text-style-name="P3" draw:layer="layout" svg:width="16.766cm" svg:height="13.33cm" svg:x="2.099cm" svg:y="14.107cm" presentation:class="notes" presentation:placeholder="true">
            <draw:text-box/>
          </draw:frame>
        </presentation:notes>
      </draw:page>
      <draw:page draw:name="page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Ecosystem</text:span></text:p>
              </text:list-header>
            </text:list>
          </draw:text-box>
        </draw:frame>
        <draw:frame presentation:style-name="pr12" draw:text-style-name="P2" draw:layer="layout" svg:width="25.175cm" svg:height="14.888cm" svg:x="1.397cm" svg:y="4.912cm" presentation:class="outline" presentation:user-transformed="true">
          <draw:text-box>
            <text:list text:style-name="L5">
              <text:list-item>
                <text:p text:style-name="P8"><text:span text:style-name="T1">The root: “.”</text:span></text:p>
              </text:list-item>
              <text:list-item>
                <text:p text:style-name="P8"><text:span text:style-name="T1">Top Level Domains (TLDs)</text:span></text:p>
              </text:list-item>
            </text:list>
            <text:list text:style-name="L7">
              <text:list-item>
                <text:list>
                  <text:list-item>
                    <text:p text:style-name="P9"><text:span text:style-name="T1">Country-code TLDs (ccTLDs): .ie, .uk, .is,...</text:span></text:p>
                  </text:list-item>
                </text:list>
              </text:list-item>
            </text:list>
            <text:list text:style-name="L12">
              <text:list-item>
                <text:list>
                  <text:list-item>
                    <text:list>
                      <text:list-item>
                        <text:p text:style-name="P18"><text:span text:style-name="T1">Each more or less do what they want</text:span></text:p>
                      </text:list-item>
                      <text:list-item>
                        <text:p text:style-name="P18"><text:span text:style-name="T1">IEDR manage .ie zone, CZ.nic manage .cz, ...</text:span></text:p>
                      </text:list-item>
                    </text:list>
                  </text:list-item>
                </text:list>
              </text:list-item>
            </text:list>
            <text:list text:style-name="L7">
              <text:list-item>
                <text:list>
                  <text:list-item>
                    <text:p text:style-name="P9"><text:span text:style-name="T1">Generic TLDs (gTLDs): .com, .org, .net,...</text:span></text:p>
                  </text:list-item>
                </text:list>
              </text:list-item>
            </text:list>
            <text:list text:style-name="L12">
              <text:list-item>
                <text:list>
                  <text:list-item>
                    <text:list>
                      <text:list-item>
                        <text:p text:style-name="P18"><text:span text:style-name="T1">Run under ICANN’s oversight (</text:span><text:span text:style-name="T8"><text:a xlink:href="https://icann.org/" xlink:type="simple">https://icann.org</text:a></text:span><text:span text:style-name="T1">)</text:span></text:p>
                      </text:list-item>
                      <text:list-item>
                        <text:p text:style-name="P18"><text:span text:style-name="T1">There are ~1000 of those now (because $$$)</text:span></text:p>
                      </text:list-item>
                    </text:list>
                  </text:list-item>
                </text:list>
              </text:list-item>
            </text:list>
            <text:list text:style-name="L5">
              <text:list-item>
                <text:p text:style-name="P8"><text:span text:style-name="T1">Second level domains (2LDs), or effective Top Level Domains (eTLD)</text:span></text:p>
              </text:list-item>
            </text:list>
            <text:list text:style-name="L7">
              <text:list-item>
                <text:list>
                  <text:list-item>
                    <text:p text:style-name="P9"><text:span text:style-name="T1">Comply with parental controls (to some extent)</text:span></text:p>
                  </text:list-item>
                  <text:list-item>
                    <text:p text:style-name="P9"><text:span text:style-name="T1">Examples: example.com, tcd.ie, amazon.com</text:span></text:p>
                  </text:list-item>
                  <text:list-item>
                    <text:p text:style-name="P9"><text:span text:style-name="T1">.com zone has ~150M names, .ie has ~200k, .org has ~10M</text:span></text:p>
                  </text:list-item>
                </text:list>
              </text:list-item>
            </text:list>
            <text:list text:style-name="L5">
              <text:list-item>
                <text:p text:style-name="P8"><text:span text:style-name="T1">Third level and below: controlled by 2LD/eTLD</text:span></text:p>
              </text:list-item>
            </text:list>
            <text:list text:style-name="L7">
              <text:list-item>
                <text:list>
                  <text:list-item>
                    <text:p text:style-name="P9"><text:span text:style-name="T1">E.g. down.dsg.cs.tcd.ie </text:span></text:p>
                  </text:list-item>
                </text:list>
              </text:list-item>
            </text:list>
          </draw:text-box>
        </draw:frame>
        <presentation:notes draw:style-name="dp2">
          <draw:page-thumbnail draw:style-name="gr1" draw:layer="layout" svg:width="14.825cm" svg:height="11.112cm" svg:x="3.074cm" svg:y="2.258cm" draw:page-number="6" presentation:class="page"/>
          <draw:frame presentation:style-name="pr8" draw:text-style-name="P3" draw:layer="layout" svg:width="16.779cm" svg:height="13.344cm" svg:x="2.098cm" svg:y="14.107cm" presentation:class="notes" presentation:placeholder="true">
            <draw:text-box/>
          </draw:frame>
        </presentation:notes>
      </draw:page>
      <draw:page draw:name="page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Public Suffix List (PSL)</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Some TLDs don’t have all 2LDs directly below the TLD, e.g. .co.uk, .com.au etc.</text:span></text:p>
              </text:list-item>
              <text:list-item>
                <text:p text:style-name="P8"><text:span text:style-name="T1">Causes a problem for browsers, when deciding whether to re-tx cookies in HTTP</text:span></text:p>
              </text:list-item>
              <text:list-item>
                <text:p text:style-name="P8"><text:span text:style-name="T1">Ickky “solution” is the PSL</text:span></text:p>
              </text:list-item>
            </text:list>
            <text:list text:style-name="L7">
              <text:list-item>
                <text:list>
                  <text:list-item>
                    <text:p text:style-name="P9"><text:span text:style-name="T8"><text:a xlink:href="https://publicsuffix.org/" xlink:type="simple">https://publicsuffix.org/</text:a></text:span><text:span text:style-name="T9"><text:s/></text:span><text:span text:style-name="T1">maintained by Mozilla and others</text:span></text:p>
                  </text:list-item>
                  <text:list-item>
                    <text:p text:style-name="P9"><text:span text:style-name="T1">A text file with 13,679 lines (as of 20210419) </text:span></text:p>
                    <text:list>
                      <text:list-item>
                        <text:p><text:span text:style-name="T1">Was 13,085 lines at 20200218</text:span></text:p>
                      </text:list-item>
                    </text:list>
                  </text:list-item>
                </text:list>
              </text:list-item>
            </text:list>
            <text:list text:style-name="L5">
              <text:list-item>
                <text:p text:style-name="P8"><text:span text:style-name="T1">PSL ideally would be maintained via information in the DNS, but is not, and attempts to do that (IETF DBOUND wg) have all failed so far</text:span></text:p>
              </text:list-item>
            </text:list>
            <text:list text:style-name="L6">
              <text:list-item>
                <text:list>
                  <text:list-item>
                    <text:p text:style-name="P9"><text:span text:style-name="T1">I’m involved in another related effort (RDBD) that looks like it’s also failed;-(</text:span></text:p>
                  </text:list-item>
                </text:list>
              </text:list-item>
            </text:list>
            <text:list text:style-name="L13">
              <text:list-item>
                <text:list>
                  <text:list-item>
                    <text:list>
                      <text:list-item>
                        <text:p text:style-name="P18"><text:span text:style-name="T1">RDBD doesn’t try replace the PSL but could eventually feed into it</text:span></text:p>
                      </text:list-item>
                      <text:list-item>
                        <text:p text:style-name="P18"><text:span text:style-name="T1">Spec: </text:span><text:span text:style-name="T8"><text:a xlink:href="https://tools.ietf.org/html/draft-brotman-rdbd" xlink:type="simple">https://tools.ietf.org/html/draft-brotman-rdbd</text:a></text:span><text:span text:style-name="T1"><text:s/></text:span></text:p>
                      </text:list-item>
                      <text:list-item>
                        <text:p text:style-name="P18"><text:span text:style-name="T1">Code: </text:span><text:span text:style-name="T8"><text:a xlink:href="https://github.com/sftcd/rdbd-deebeedeerrr/" xlink:type="simple">https://github.com/sftcd/rdbd-deebeedeerrr/</text:a></text:span><text:span text:style-name="T1"><text:s/></text:span></text:p>
                      </text:list-item>
                    </text:list>
                  </text:list-item>
                </text:list>
              </text:list-item>
            </text:list>
            <text:list text:style-name="L5">
              <text:list-item>
                <text:p text:style-name="P8"><text:span text:style-name="T1">Indicative of how DNS can be messy but works despite all</text:span></text:p>
              </text:list-item>
            </text:list>
          </draw:text-box>
        </draw:frame>
        <presentation:notes draw:style-name="dp2">
          <draw:page-thumbnail draw:style-name="gr1" draw:layer="layout" svg:width="14.825cm" svg:height="11.112cm" svg:x="3.074cm" svg:y="2.258cm" draw:page-number="7" presentation:class="page"/>
          <draw:frame presentation:style-name="pr8" draw:text-style-name="P3" draw:layer="layout" svg:width="16.779cm" svg:height="13.344cm" svg:x="2.098cm" svg:y="14.107cm" presentation:class="notes" presentation:placeholder="true">
            <draw:text-box/>
          </draw:frame>
        </presentation:notes>
      </draw:page>
      <draw:page draw:name="page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Registrant</text:span></text:p>
              </text:list-header>
            </text:list>
          </draw:text-box>
        </draw:frame>
        <draw:frame presentation:style-name="pr13" draw:text-style-name="P2" draw:layer="layout" svg:width="25.175cm" svg:height="14.089cm" svg:x="1.397cm" svg:y="4.911cm" presentation:class="outline" presentation:user-transformed="true">
          <draw:text-box>
            <text:list text:style-name="L5">
              <text:list-item>
                <text:p text:style-name="P8"><text:span text:style-name="T1">Top Level Domains (TLDs) are operated by registries,</text:span></text:p>
              </text:list-item>
            </text:list>
            <text:list text:style-name="L7">
              <text:list-item>
                <text:list>
                  <text:list-item>
                    <text:p text:style-name="P9"><text:span text:style-name="T1">IEDR for .ie</text:span></text:p>
                  </text:list-item>
                  <text:list-item>
                    <text:p text:style-name="P9"><text:span text:style-name="T1">Affilias operate a whole bunch of ccTLDs and gTLDs</text:span></text:p>
                  </text:list-item>
                </text:list>
              </text:list-item>
            </text:list>
            <text:list text:style-name="L12">
              <text:list-item>
                <text:list>
                  <text:list-item>
                    <text:list>
                      <text:list-item>
                        <text:p text:style-name="P18"><text:span text:style-name="T8"><text:a xlink:href="https://afilias.info/global-registry-services" xlink:type="simple">https://afilias.info/global-registry-services</text:a></text:span><text:span text:style-name="T1"><text:s/></text:span></text:p>
                      </text:list-item>
                    </text:list>
                  </text:list-item>
                </text:list>
              </text:list-item>
            </text:list>
            <text:list text:style-name="L7">
              <text:list-item>
                <text:list>
                  <text:list-item>
                    <text:p text:style-name="P9"><text:span text:style-name="T1">Public Interest Registry (PIR) operate .org (and feed $$$ to Internet Society, which feeds $$ to IETF and RFC editor – notwithstanding recent controversy about sale of PIR)</text:span></text:p>
                  </text:list-item>
                </text:list>
              </text:list-item>
            </text:list>
            <text:list text:style-name="L5">
              <text:list-item>
                <text:p text:style-name="P8"><text:span text:style-name="T1">Registrars are accredited by registries and deal with registration of names (and transfer and de-registration)</text:span></text:p>
              </text:list-item>
              <text:list-item>
                <text:p text:style-name="P8"><text:span text:style-name="T1">Registrant is the entity that wants/has a name registered</text:span></text:p>
              </text:list-item>
            </text:list>
            <text:list text:style-name="L7">
              <text:list-item>
                <text:list>
                  <text:list-item>
                    <text:p text:style-name="P9"><text:span text:style-name="T1">Per-registry rules may apply, e.g. “connection to Ireland” for .ie</text:span></text:p>
                  </text:list-item>
                </text:list>
              </text:list-item>
            </text:list>
            <text:list text:style-name="L5">
              <text:list-item>
                <text:p text:style-name="P8"><text:span text:style-name="T1">Registries handle name conflicts, e.g. when trademark issues arise via some dispute resolution process (can involve $$$)</text:span></text:p>
              </text:list-item>
              <text:list-item>
                <text:p text:style-name="P8"><text:span text:style-name="T1">Registration costs to registrants from registrars vary from “free” to ~$1000, but mostly ~$10 per year</text:span></text:p>
              </text:list-item>
            </text:list>
            <text:list text:style-name="L7">
              <text:list-item>
                <text:list>
                  <text:list-item>
                    <text:p text:style-name="P9"><text:span text:style-name="T1">Some money flows up from registrar to registry (ccTLD or gTLD) and to ICANN (for gTLDs)</text:span></text:p>
                  </text:list-item>
                </text:list>
              </text:list-item>
            </text:list>
            <text:list text:style-name="L5">
              <text:list-item>
                <text:p text:style-name="P8"><text:span text:style-name="T1">ICANN auction new gTLDs now and then</text:span></text:p>
              </text:list-item>
            </text:list>
            <text:list text:style-name="L7">
              <text:list-item>
                <text:list>
                  <text:list-item>
                    <text:p text:style-name="P9"><text:span text:style-name="T1">Costs ~$1M+ to play that game, ICANN have ~$150M resting in an account as a result</text:span></text:p>
                  </text:list-item>
                </text:list>
              </text:list-item>
            </text:list>
          </draw:text-box>
        </draw:frame>
        <presentation:notes draw:style-name="dp2">
          <draw:page-thumbnail draw:style-name="gr1" draw:layer="layout" svg:width="14.825cm" svg:height="11.112cm" svg:x="3.074cm" svg:y="2.258cm" draw:page-number="8" presentation:class="page"/>
          <draw:frame presentation:style-name="pr8" draw:text-style-name="P3" draw:layer="layout" svg:width="16.779cm" svg:height="13.344cm" svg:x="2.098cm" svg:y="14.107cm" presentation:class="notes" presentation:placeholder="true">
            <draw:text-box/>
          </draw:frame>
        </presentation:notes>
      </draw:page>
      <draw:page draw:name="page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Registrar &lt;-&gt; registry protocols vary a lot</text:span></text:p>
              </text:list-item>
            </text:list>
            <text:list text:style-name="L7">
              <text:list-item>
                <text:list>
                  <text:list-item>
                    <text:p text:style-name="P9"><text:span text:style-name="T1">IEDR have a web console and an “API” that accredited registrars can use </text:span></text:p>
                  </text:list-item>
                  <text:list-item>
                    <text:p text:style-name="P9"><text:span text:style-name="T1">Extended Provisionin Protocol (EPP) </text:span></text:p>
                  </text:list-item>
                  <text:list-item>
                    <text:p text:style-name="P9"><text:span text:style-name="T1">Registration Data Access Protocol (RDAP)</text:span></text:p>
                  </text:list-item>
                </text:list>
              </text:list-item>
            </text:list>
            <text:list text:style-name="L5">
              <text:list-item>
                <text:p text:style-name="P8"><text:span text:style-name="T1">whois</text:span></text:p>
              </text:list-item>
            </text:list>
            <text:list text:style-name="L7">
              <text:list-item>
                <text:list>
                  <text:list-item>
                    <text:p text:style-name="P9"><text:span text:style-name="T1">“</text:span><text:span text:style-name="T1">Legacy” protocol where registry publishes some registrant data </text:span></text:p>
                  </text:list-item>
                </text:list>
              </text:list-item>
            </text:list>
            <text:list text:style-name="L12">
              <text:list-item>
                <text:list>
                  <text:list-item>
                    <text:list>
                      <text:list-item>
                        <text:p text:style-name="P18"><text:span text:style-name="T1">May contain personally identifying information (PII)</text:span></text:p>
                      </text:list-item>
                    </text:list>
                  </text:list-item>
                </text:list>
              </text:list-item>
            </text:list>
            <text:list text:style-name="L7">
              <text:list-item>
                <text:list>
                  <text:list-item>
                    <text:p text:style-name="P9"><text:span text:style-name="T1">You can install “whois” on you machine or use via the web</text:span></text:p>
                  </text:list-item>
                  <text:list-item>
                    <text:p text:style-name="P9"><text:span text:style-name="T1">Lots of fun with ICANN and whois and GDPR</text:span></text:p>
                  </text:list-item>
                </text:list>
              </text:list-item>
            </text:list>
          </draw:text-box>
        </draw:frame>
        <presentation:notes draw:style-name="dp2">
          <draw:page-thumbnail draw:style-name="gr1" draw:layer="layout" svg:width="14.825cm" svg:height="11.112cm" svg:x="3.074cm" svg:y="2.258cm" draw:page-number="9" presentation:class="page"/>
          <draw:frame presentation:style-name="pr8" draw:text-style-name="P3" draw:layer="layout" svg:width="16.779cm" svg:height="13.344cm" svg:x="2.098cm" svg:y="14.107cm" presentation:class="notes" presentation:placeholder="true">
            <draw:text-box/>
          </draw:frame>
        </presentation:notes>
      </draw:page>
      <draw:page draw:name="page10"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Server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A (logical) zone file for a domain is served by an Authoritative DNS server</text:span></text:p>
              </text:list-item>
              <text:list-item>
                <text:p text:style-name="P10"><text:span text:style-name="T4">Mostly, TLDs will (almost) insist that 2 or 3 authoritative servers are serving each of their 2LDs for redundancy (the 2LD picks the servers, but the TLD may check)</text:span></text:p>
              </text:list-item>
            </text:list>
            <text:list text:style-name="L9">
              <text:list-item>
                <text:list>
                  <text:list-item>
                    <text:p text:style-name="P11"><text:span text:style-name="T4">The DNS protocol has “zone transfer” commands (e.g. AXFR) that help syncing multiple servers</text:span></text:p>
                  </text:list-item>
                </text:list>
              </text:list-item>
            </text:list>
            <text:list text:style-name="L8">
              <text:list-item>
                <text:p text:style-name="P10"><text:span text:style-name="T4">Recursive DNS servers query the Authoritatives to resolve names, e.g. starting at “.” ask “where is .ie”; get answer; at “.ie” ask “where is tcd.ie”; at “tcd.ie” ask “what is the IP for </text:span><text:span text:style-name="T10"><text:a xlink:href="http://www.tcd.ie/" xlink:type="simple">www.tcd.ie</text:a></text:span><text:span text:style-name="T4">”</text:span></text:p>
              </text:list-item>
              <text:list-item>
                <text:p text:style-name="P10"><text:span text:style-name="T4">Clients (your laptop/phone) ask Recursive servers to resolve names e.g. “where is tcd.ie” and if it doesn’t already know the answer (or if earlier answers have timed out) the Recursive will do as much of the dance above as needs (re-)doing</text:span></text:p>
              </text:list-item>
              <text:list-item>
                <text:p text:style-name="P10"><text:span text:style-name="T4">The protocol spoken between clients, Recursives and Authoritatives is the DNS protocol</text:span></text:p>
              </text:list-item>
              <text:list-item>
                <text:p text:style-name="P10"><text:span text:style-name="T4">On linuxes, the “</text:span><text:span text:style-name="T7">dig</text:span><text:span text:style-name="T4">” tool allows you to explore the DNS (“</text:span><text:span text:style-name="T7">nslookup</text:span><text:span text:style-name="T4">” on windoze)</text:span></text:p>
              </text:list-item>
            </text:list>
          </draw:text-box>
        </draw:frame>
        <presentation:notes draw:style-name="dp2">
          <draw:page-thumbnail draw:style-name="gr1" draw:layer="layout" svg:width="14.812cm" svg:height="11.099cm" svg:x="3.074cm" svg:y="2.258cm" draw:page-number="10" presentation:class="page"/>
          <draw:frame presentation:style-name="pr11" draw:text-style-name="P3" draw:layer="layout" svg:width="16.766cm" svg:height="13.33cm" svg:x="2.099cm" svg:y="14.107cm" presentation:class="notes" presentation:placeholder="true">
            <draw:text-box/>
          </draw:frame>
        </presentation:notes>
      </draw:page>
      <draw:page draw:name="page11"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The root zone</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The root zone “.” is special – it’s content is (carefully) managed by IANA and handed over to the root server operators…</text:span></text:p>
              </text:list-item>
            </text:list>
            <text:list text:style-name="L9">
              <text:list-item>
                <text:list>
                  <text:list-item>
                    <text:p text:style-name="P11"><text:span text:style-name="T10"><text:a xlink:href="https://www.iana.org/domains/root/servers" xlink:type="simple">https://www.iana.org/domains/root/servers</text:a></text:span><text:span text:style-name="T4"><text:s/></text:span></text:p>
                  </text:list-item>
                </text:list>
              </text:list-item>
            </text:list>
            <text:list text:style-name="L8">
              <text:list-item>
                <text:p text:style-name="P10"><text:span text:style-name="T4">The root server operators serve the root zone – about 1000 instances worldwide in about 130 countries, with subsets of those managed each of by 12 organisations via13 named root servers (there was one merge in the last couple of decades)</text:span></text:p>
              </text:list-item>
              <text:list-item>
                <text:p text:style-name="P10"><text:span text:style-name="T4">Most root zone instances are accessed using anycast IP routing</text:span></text:p>
              </text:list-item>
            </text:list>
            <text:list text:style-name="L9">
              <text:list-item>
                <text:list>
                  <text:list-item>
                    <text:p text:style-name="P11"><text:span text:style-name="T1">Other public authoritative and even recursive servers (e.g. QuadN’s such as 8.8.8.8 or 1.1.1.1 or 9.9.9.9) also use anycast for better performance</text:span></text:p>
                  </text:list-item>
                </text:list>
              </text:list-item>
            </text:list>
            <text:list text:style-name="L8">
              <text:list-item>
                <text:p text:style-name="P10"><text:span text:style-name="T4">The root zone is pretty stable – and the Internet really needs that to be the case</text:span></text:p>
              </text:list-item>
              <text:list-item>
                <text:p text:style-name="P10"><text:span text:style-name="T4">Every Recursive needs at least one root server IP to start</text:span></text:p>
              </text:list-item>
            </text:list>
          </draw:text-box>
        </draw:frame>
        <presentation:notes draw:style-name="dp3">
          <draw:page-thumbnail draw:style-name="gr1" draw:layer="layout" svg:width="14.812cm" svg:height="11.099cm" svg:x="3.074cm" svg:y="2.258cm" draw:page-number="11" presentation:class="page"/>
          <draw:frame presentation:style-name="pr11" draw:text-style-name="P3" draw:layer="layout" svg:width="16.766cm" svg:height="13.33cm" svg:x="2.099cm" svg:y="14.107cm" presentation:class="notes" presentation:placeholder="true">
            <draw:text-box/>
          </draw:frame>
        </presentation:notes>
      </draw:page>
      <draw:page draw:name="page12" draw:style-name="dp1" draw:master-page-name="Default">
        <draw:custom-shape draw:style-name="gr3" draw:text-style-name="P20" draw:layer="layout" svg:width="25.175cm" svg:height="16.153cm" svg:x="1.398cm" svg:y="0.838cm">
          <text:list text:style-name="L1">
            <text:list-header>
              <text:p text:style-name="P19"><text:span text:style-name="T11">Olaf’s DNS intro</text:span></text:p>
            </text:list-header>
          </text:list>
          <draw:enhanced-geometry svg:viewBox="0 0 21600 21600" draw:type="mso-spt202" draw:enhanced-path="M 0 0 L 21600 0 21600 21600 0 21600 0 0 Z N"/>
        </draw:custom-shape>
        <presentation:notes draw:style-name="dp2">
          <draw:page-thumbnail draw:style-name="gr1" draw:layer="layout" svg:width="14.825cm" svg:height="11.112cm" svg:x="3.074cm" svg:y="2.258cm" draw:page-number="12" presentation:class="page"/>
          <draw:frame presentation:style-name="pr8" draw:text-style-name="P3" draw:layer="layout" svg:width="16.779cm" svg:height="13.344cm" svg:x="2.098cm" svg:y="14.107cm" presentation:class="notes" presentation:placeholder="true">
            <draw:text-box/>
          </draw:frame>
        </presentation:notes>
      </draw:page>
      <draw:page draw:name="page13" draw:style-name="dp1" draw:master-page-name="Default">
        <draw:custom-shape draw:style-name="gr4" draw:text-style-name="P20" draw:layer="layout" svg:width="25.175cm" svg:height="16.153cm" svg:x="1.398cm" svg:y="0.838cm">
          <text:list text:style-name="L1">
            <text:list-header>
              <text:p text:style-name="P19"><text:span text:style-name="T11">Olaf’s DNSSEC intro</text:span></text:p>
            </text:list-header>
          </text:list>
          <draw:enhanced-geometry svg:viewBox="0 0 21600 21600" draw:type="mso-spt202" draw:enhanced-path="M 0 0 L 21600 0 21600 21600 0 21600 0 0 Z N"/>
        </draw:custom-shape>
        <presentation:notes draw:style-name="dp2">
          <draw:page-thumbnail draw:style-name="gr1" draw:layer="layout" svg:width="14.825cm" svg:height="11.112cm" svg:x="3.074cm" svg:y="2.258cm" draw:page-number="13" presentation:class="page"/>
          <draw:frame presentation:style-name="pr8" draw:text-style-name="P3" draw:layer="layout" svg:width="16.779cm" svg:height="13.344cm" svg:x="2.098cm" svg:y="14.107cm" presentation:class="notes" presentation:placeholder="true">
            <draw:text-box/>
          </draw:frame>
        </presentation:notes>
      </draw:page>
      <draw:page draw:name="page14"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Dependency on parent (for DS record) makes DNSSEC hard to deploy</text:span></text:p>
              </text:list-item>
            </text:list>
            <text:list text:style-name="L6">
              <text:list-item>
                <text:list>
                  <text:list-item>
                    <text:p text:style-name="P9"><text:span text:style-name="T1">Should registrar or registrant contact parent?</text:span></text:p>
                  </text:list-item>
                  <text:list-item>
                    <text:p text:style-name="P9"><text:span text:style-name="T1">If registrar, how does zone get signed, or, how does DS/KSK get to registrar? (usually via a crappy web form)</text:span></text:p>
                  </text:list-item>
                  <text:list-item>
                    <text:p text:style-name="P9"><text:span text:style-name="T1">If registrant, how does registry know it’s dealing with the right party (registrant has a/c at registrar, not registry)</text:span></text:p>
                  </text:list-item>
                </text:list>
              </text:list-item>
            </text:list>
            <text:list text:style-name="L14">
              <text:list-item>
                <text:p text:style-name="P8"><text:span text:style-name="T1">Early DNSSEC deployments broke things (and still can)</text:span></text:p>
              </text:list-item>
            </text:list>
            <text:list text:style-name="L6">
              <text:list-item>
                <text:list>
                  <text:list-item>
                    <text:p text:style-name="P9"><text:span text:style-name="T1">DNSSEC adds a new thing to manage (RRSIG expiry) that you can muck up</text:span></text:p>
                  </text:list-item>
                  <text:list-item>
                    <text:p text:style-name="P9"><text:span text:style-name="T1">But many zones these days are likely fairly dynamic (VMs) so maybe this is lessening as a downside</text:span></text:p>
                  </text:list-item>
                </text:list>
              </text:list-item>
            </text:list>
            <text:list text:style-name="L5">
              <text:list-item>
                <text:p text:style-name="P8"><text:span text:style-name="T1">There are reported issues with stubs and recursives that don’t handle DNSSEC well, or who even strip DNSSEC RRs (typical middlebox issue!)</text:span></text:p>
              </text:list-item>
            </text:list>
            <text:list text:style-name="L6">
              <text:list-item>
                <text:list>
                  <text:list-item>
                    <text:p text:style-name="P9"><text:span text:style-name="T1">Browsers are quite intolerant of &gt;1% additional failures</text:span></text:p>
                  </text:list-item>
                </text:list>
              </text:list-item>
            </text:list>
            <text:list text:style-name="L5">
              <text:list-item>
                <text:p text:style-name="P8"><text:span text:style-name="T1">There was also lots of delay getting the root zone signed (only happened in 2010)</text:span></text:p>
              </text:list-item>
              <text:list-item>
                <text:p text:style-name="P8"><text:span text:style-name="T1">Some zone maintainers (say they) cannot sign their zones due to lack of control over names</text:span></text:p>
              </text:list-item>
              <text:list-item>
                <text:p text:style-name="P8"><text:span text:style-name="T1">Some zone maintainers claim that DNSSEC isn’t worthwhile for them</text:span></text:p>
              </text:list-item>
            </text:list>
          </draw:text-box>
        </draw:frame>
        <presentation:notes draw:style-name="dp2">
          <draw:page-thumbnail draw:style-name="gr1" draw:layer="layout" svg:width="14.825cm" svg:height="11.112cm" svg:x="3.074cm" svg:y="2.258cm" draw:page-number="14" presentation:class="page"/>
          <draw:frame presentation:style-name="pr8" draw:text-style-name="P3" draw:layer="layout" svg:width="16.779cm" svg:height="13.344cm" svg:x="2.098cm" svg:y="14.107cm" presentation:class="notes" presentation:placeholder="true">
            <draw:text-box/>
          </draw:frame>
        </presentation:notes>
      </draw:page>
      <draw:page draw:name="page15"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Dependency on parent (for DS record) makes DNSSEC hard to deploy</text:span></text:p>
              </text:list-item>
            </text:list>
            <text:list text:style-name="L6">
              <text:list-item>
                <text:list>
                  <text:list-item>
                    <text:p text:style-name="P9"><text:span text:style-name="T1">Should registrar or registrant contact parent?</text:span></text:p>
                  </text:list-item>
                  <text:list-item>
                    <text:p text:style-name="P9"><text:span text:style-name="T1">If registrar, how does zone get signed, or, how does DS/KSK get to registrar? (usually via a crappy web form)</text:span></text:p>
                  </text:list-item>
                  <text:list-item>
                    <text:p text:style-name="P9"><text:span text:style-name="T1">If registrant, how does registry know it’s dealing with the right party (registrant has a/c at registrar, not registry)</text:span></text:p>
                  </text:list-item>
                </text:list>
              </text:list-item>
            </text:list>
            <text:list text:style-name="L14">
              <text:list-item>
                <text:p text:style-name="P8"><text:span text:style-name="T1">Early DNSSEC deployments broke things (and still can)</text:span></text:p>
              </text:list-item>
            </text:list>
            <text:list text:style-name="L6">
              <text:list-item>
                <text:list>
                  <text:list-item>
                    <text:p text:style-name="P9"><text:span text:style-name="T1">DNSSEC adds a new thing to manage (RRSIG expiry) that you can muck up</text:span></text:p>
                  </text:list-item>
                  <text:list-item>
                    <text:p text:style-name="P9"><text:span text:style-name="T1">But many zones these days are likely fairly dynamic (VMs) so maybe this is lessening as a downside</text:span></text:p>
                  </text:list-item>
                </text:list>
              </text:list-item>
            </text:list>
            <text:list text:style-name="L5">
              <text:list-item>
                <text:p text:style-name="P8"><text:span text:style-name="T1">There are reported issues with stubs and recursives that don’t handle DNSSEC well, or who even strip DNSSEC RRs (typical middlebox issue!)</text:span></text:p>
              </text:list-item>
            </text:list>
            <text:list text:style-name="L6">
              <text:list-item>
                <text:list>
                  <text:list-item>
                    <text:p text:style-name="P9"><text:span text:style-name="T1">Browsers are quite intolerant of &gt;1% additional failures</text:span></text:p>
                  </text:list-item>
                </text:list>
              </text:list-item>
            </text:list>
            <text:list text:style-name="L5">
              <text:list-item>
                <text:p text:style-name="P8"><text:span text:style-name="T1">There was also lots of delay getting the root zone signed (only happened in 2010)</text:span></text:p>
              </text:list-item>
              <text:list-item>
                <text:p text:style-name="P8"><text:span text:style-name="T1">Some zone maintainers (say they) cannot sign their zones due to lack of control over names</text:span></text:p>
              </text:list-item>
              <text:list-item>
                <text:p text:style-name="P8"><text:span text:style-name="T1">Some zone maintainers claim that DNSSEC isn’t worthwhile for them</text:span></text:p>
              </text:list-item>
            </text:list>
          </draw:text-box>
        </draw:frame>
        <presentation:notes draw:style-name="dp4">
          <draw:page-thumbnail draw:style-name="gr1" draw:layer="layout" svg:width="14.825cm" svg:height="11.112cm" svg:x="3.074cm" svg:y="2.258cm" draw:page-number="15" presentation:class="page"/>
          <draw:frame presentation:style-name="pr8" draw:text-style-name="P21" draw:layer="layout" svg:width="16.779cm" svg:height="13.344cm" svg:x="2.098cm" svg:y="14.107cm" presentation:class="notes" presentation:placeholder="true">
            <draw:text-box/>
          </draw:frame>
        </presentation:notes>
      </draw:page>
      <draw:page draw:name="page1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5.012cm" presentation:class="outline" presentation:user-transformed="true">
          <draw:text-box>
            <text:list text:style-name="L5">
              <text:list-item>
                <text:p text:style-name="P8"><text:span text:style-name="T1">CDS/CDNSKEY (RFC 8078) provides a way for zone maintainer to publish a “new” DS (CDS) or new KSK (CDKSKEY) in their zone</text:span></text:p>
              </text:list-item>
            </text:list>
            <text:list text:style-name="L7">
              <text:list-item>
                <text:list>
                  <text:list-item>
                    <text:p text:style-name="P9"><text:span text:style-name="T1">Parent scans children (who are known to do this) and can pick up new DS value that can be used to populate parent zone file (if various conditions met)</text:span></text:p>
                  </text:list-item>
                  <text:list-item>
                    <text:p text:style-name="P9"><text:span text:style-name="T1">Hasn’t seen much deployment yet, but should help with ongoing maintainance, allowing much easier changes to KSKs </text:span></text:p>
                  </text:list-item>
                </text:list>
              </text:list-item>
            </text:list>
            <text:list text:style-name="L5">
              <text:list-item>
                <text:p text:style-name="P8"><text:span text:style-name="T1">I know of one pentester who likes to see DNSSEC as it tells him that his customers have asserted control over their DNS</text:span></text:p>
              </text:list-item>
              <text:list-item>
                <text:p text:style-name="P8"><text:span text:style-name="T1">DNSSEC does offer real protection though, e.g. the DNSpoinage attack would likely have been detected and some aspects of those attacks may have been prevented</text:span></text:p>
              </text:list-item>
            </text:list>
            <text:list text:style-name="L6">
              <text:list-item>
                <text:list>
                  <text:list-item>
                    <text:p text:style-name="P9"><text:span text:style-name="T8"><text:a xlink:href="https://krebsonsecurity.com/2019/02/a-deep-dive-on-the-recent-widespread-dns-hijacking-attacks/" xlink:type="simple">https://krebsonsecurity.com/2019/02/a-deep-dive-on-the-recent-widespread-dns-hijacking-attacks/</text:a></text:span></text:p>
                  </text:list-item>
                </text:list>
              </text:list-item>
            </text:list>
            <text:list text:style-name="L5">
              <text:list-item>
                <text:p text:style-name="P8"><text:span text:style-name="T1">Some big Registrars are starting to include DNSSEC in a bundle</text:span></text:p>
              </text:list-item>
            </text:list>
            <text:list text:style-name="L6">
              <text:list-item>
                <text:list>
                  <text:list-item>
                    <text:p text:style-name="P9"><text:span text:style-name="T10"><text:a xlink:href="https://ie.godaddy.com/hosting/premium-dns" xlink:type="simple">https://ie.godaddy.com/hosting/premium-dns</text:a></text:span><text:span text:style-name="T4"><text:s/></text:span></text:p>
                  </text:list-item>
                </text:list>
              </text:list-item>
            </text:list>
            <text:list text:style-name="L5">
              <text:list-item>
                <text:p text:style-name="P8"><text:span text:style-name="T1">Some TLDs are incentivising registrars (via discounts of maybe 10% of $) to deploy DNSSEC for new domains</text:span></text:p>
              </text:list-item>
            </text:list>
            <text:list text:style-name="L7">
              <text:list-item>
                <text:list>
                  <text:list-item>
                    <text:p text:style-name="P9"><text:span text:style-name="T1">Leads to more deployment, not clear if more security</text:span></text:p>
                  </text:list-item>
                </text:list>
              </text:list-item>
            </text:list>
          </draw:text-box>
        </draw:frame>
        <presentation:notes draw:style-name="dp3">
          <draw:page-thumbnail draw:style-name="gr1" draw:layer="layout" svg:width="14.825cm" svg:height="11.112cm" svg:x="3.074cm" svg:y="2.258cm" draw:page-number="16" presentation:class="page"/>
          <draw:frame presentation:style-name="pr8" draw:text-style-name="P3" draw:layer="layout" svg:width="16.779cm" svg:height="13.344cm" svg:x="2.098cm" svg:y="14.107cm" presentation:class="notes" presentation:placeholder="true">
            <draw:text-box/>
          </draw:frame>
        </presentation:notes>
      </draw:page>
      <draw:page draw:name="page1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Result: ~2% of 2LDs signed, maybe 3% of names covered</text:span></text:p>
              </text:list-item>
              <text:list-item>
                <text:p text:style-name="P8"><text:span text:style-name="T1">Some stats: </text:span><text:span text:style-name="T8"><text:a xlink:href="https://www.statdns.com/" xlink:type="simple">https://www.statdns.com/</text:a></text:span><text:span text:style-name="T1"><text:s/></text:span></text:p>
              </text:list-item>
            </text:list>
            <text:p text:style-name="P9"><text:span text:style-name="T1">Shows about 3.2% of .com signed (was 2% a year ago and 1% a year before) but 71% of .se (was closer to 50% a couple of years ago)</text:span></text:p>
            <text:list text:continue-numbering="true" text:style-name="L5">
              <text:list-item>
                <text:p text:style-name="P8"><text:span text:style-name="T1">More stats: </text:span><text:span text:style-name="T8"><text:a xlink:href="https://stats.dnssec-tools.org/" xlink:type="simple">https://stats.dnssec-tools.org/</text:a></text:span><text:span text:style-name="T1"><text:s/></text:span></text:p>
              </text:list-item>
            </text:list>
            <text:list text:style-name="L6">
              <text:list-item>
                <text:list>
                  <text:list-item>
                    <text:p text:style-name="P9"><text:span text:style-name="T1">Shows similar numbers but slooooowly increasing</text:span></text:p>
                  </text:list-item>
                </text:list>
              </text:list-item>
            </text:list>
            <text:list text:style-name="L14">
              <text:list-item>
                <text:p text:style-name="P8"><text:span text:style-name="T1">Some major web properties/CDNs are not signed, others are</text:span></text:p>
              </text:list-item>
            </text:list>
            <text:list text:style-name="L6">
              <text:list-item>
                <text:list>
                  <text:list-item>
                    <text:p text:style-name="P9"><text:span text:style-name="T1">Not sure why – maybe something to do with internal systems</text:span></text:p>
                  </text:list-item>
                </text:list>
              </text:list-item>
            </text:list>
            <text:list text:style-name="L5">
              <text:list-item>
                <text:p text:style-name="P8"><text:span text:style-name="T1">“</text:span><text:span text:style-name="T1">Economic incentives on DNSSEC deployment: time to move from quantity to quality”</text:span></text:p>
              </text:list-item>
            </text:list>
            <text:list text:style-name="L7">
              <text:list-item>
                <text:list>
                  <text:list-item>
                    <text:p text:style-name="P9"><text:span text:style-name="T8"><text:a xlink:href="https://ieeexplore.ieee.org/abstract/document/8406223/" xlink:type="simple">https://ieeexplore.ieee.org/abstract/document/8406223/</text:a></text:span><text:span text:style-name="T1"><text:s/></text:span></text:p>
                  </text:list-item>
                  <text:list-item>
                    <text:p text:style-name="P9"><text:span text:style-name="T8"><text:a xlink:href="https://research.tue.nl/en/publications/economic-incentives-on-dnssec-deployment-time-to-move-from-quanti" xlink:type="simple">https://research.tue.nl/en/publications/economic-incentives-on-dnssec-deployment-time-to-move-from-quanti</text:a></text:span></text:p>
                  </text:list-item>
                </text:list>
              </text:list-item>
            </text:list>
          </draw:text-box>
        </draw:frame>
        <presentation:notes draw:style-name="dp2">
          <draw:page-thumbnail draw:style-name="gr1" draw:layer="layout" svg:width="14.825cm" svg:height="11.112cm" svg:x="3.074cm" svg:y="2.258cm" draw:page-number="17" presentation:class="page"/>
          <draw:frame presentation:style-name="pr8" draw:text-style-name="P3" draw:layer="layout" svg:width="16.779cm" svg:height="13.344cm" svg:x="2.098cm" svg:y="14.107cm" presentation:class="notes" presentation:placeholder="true">
            <draw:text-box/>
          </draw:frame>
        </presentation:notes>
      </draw:page>
      <draw:page draw:name="page1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All data published in DNS is public, so historically there was little/no interest in confidentiality when DNSSEC was defined</text:span></text:p>
              </text:list-item>
              <text:list-item>
                <text:p text:style-name="P8"><text:span text:style-name="T1">But the fact of access to DNS data can be sensitive, e.g. if you access </text:span><text:span text:style-name="T8"><text:a xlink:href="https://www.aa.org/" xlink:type="simple">https://www.aa.org/</text:a></text:span><text:span text:style-name="T1"><text:s/>that may say something about your life</text:span></text:p>
              </text:list-item>
              <text:list-item>
                <text:p text:style-name="P8"><text:span text:style-name="T1">RFC9076 is a problem statement for DNS privacy</text:span></text:p>
              </text:list-item>
            </text:list>
            <text:list text:style-name="L15">
              <text:list-item>
                <text:list>
                  <text:list-item>
                    <text:p text:style-name="P9"><text:span text:style-name="T1">Names, timing, IP addresses (e.g. if local recursive), client-subnet</text:span></text:p>
                  </text:list-item>
                  <text:list-item>
                    <text:p text:style-name="P9"><text:span text:style-name="T1">July 2021 update of RFC7626 from 2015 – shows this is an active area</text:span></text:p>
                  </text:list-item>
                </text:list>
              </text:list-item>
            </text:list>
            <text:list text:style-name="L5">
              <text:list-item>
                <text:p text:style-name="P8"><text:span text:style-name="T1">Mitigations: </text:span></text:p>
              </text:list-item>
            </text:list>
            <text:list text:style-name="L15">
              <text:list-item>
                <text:list>
                  <text:list-item>
                    <text:p text:style-name="P9"><text:span text:style-name="T1">Use Tor browser </text:span></text:p>
                  </text:list-item>
                  <text:list-item>
                    <text:p text:style-name="P9"><text:span text:style-name="T1">QNAME minimisation (RFC9156)</text:span></text:p>
                  </text:list-item>
                  <text:list-item>
                    <text:p text:style-name="P9"><text:span text:style-name="T1">Define ways to provide confidentiality for DNS traffic (DoT/DoH/ADoX)</text:span></text:p>
                  </text:list-item>
                  <text:list-item>
                    <text:p text:style-name="P9"><text:span text:style-name="T1">Don’t (always) send EDNS(0) client subnet</text:span></text:p>
                  </text:list-item>
                </text:list>
              </text:list-item>
            </text:list>
          </draw:text-box>
        </draw:frame>
        <presentation:notes draw:style-name="dp2">
          <draw:page-thumbnail draw:style-name="gr1" draw:layer="layout" svg:width="14.825cm" svg:height="11.112cm" svg:x="3.074cm" svg:y="2.258cm" draw:page-number="18" presentation:class="page"/>
          <draw:frame presentation:style-name="pr8" draw:text-style-name="P3" draw:layer="layout" svg:width="16.779cm" svg:height="13.344cm" svg:x="2.098cm" svg:y="14.107cm" presentation:class="notes" presentation:placeholder="true">
            <draw:text-box/>
          </draw:frame>
        </presentation:notes>
      </draw:page>
      <draw:page draw:name="page1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TLS (Do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IETF “DPRIVE” working group has defined how to run DNS over TLS (DoT, RFC7858) </text:span></text:p>
              </text:list-item>
              <text:list-item>
                <text:p text:style-name="P8"><text:span text:style-name="T1">DoT is usable today between stub and recursive</text:span></text:p>
              </text:list-item>
              <text:list-item>
                <text:p text:style-name="P8"><text:span text:style-name="T1">Generally, you replace your system stub resolver (e.g. systemd, dnsmasq) with something that can do DoT (e.g. stubby+unbound – I do that)</text:span></text:p>
              </text:list-item>
            </text:list>
            <text:list text:style-name="L7">
              <text:list-item>
                <text:list>
                  <text:list-item>
                    <text:p text:style-name="P9"><text:span text:style-name="T8"><text:a xlink:href="https://dnsprivacy.org/wiki/display/DP/DNS+Privacy+Daemon+-+Stubby" xlink:type="simple">https://dnsprivacy.org/wiki/display/DP/DNS+Privacy+Daemon+-+Stubby</text:a></text:span></text:p>
                  </text:list-item>
                </text:list>
              </text:list-item>
            </text:list>
            <text:list text:style-name="L5">
              <text:list-item>
                <text:p text:style-name="P8"><text:span text:style-name="T1">There are public recursives now who offer that kind of “DNS <text:s/>privacy service”, e.g. 9.9.9.9, 1.1.1.1, ...</text:span></text:p>
              </text:list-item>
            </text:list>
          </draw:text-box>
        </draw:frame>
        <presentation:notes draw:style-name="dp2">
          <draw:page-thumbnail draw:style-name="gr1" draw:layer="layout" svg:width="14.825cm" svg:height="11.112cm" svg:x="3.074cm" svg:y="2.258cm" draw:page-number="19" presentation:class="page"/>
          <draw:frame presentation:style-name="pr8" draw:text-style-name="P3" draw:layer="layout" svg:width="16.779cm" svg:height="13.344cm" svg:x="2.098cm" svg:y="14.107cm" presentation:class="notes" presentation:placeholder="true">
            <draw:text-box/>
          </draw:frame>
        </presentation:notes>
      </draw:page>
      <draw:page draw:name="page20"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oT with padding</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DNS query or answer lengths may leak information about names </text:span></text:p>
              </text:list-item>
              <text:list-item>
                <text:p text:style-name="P8"><text:span text:style-name="T1">RFC 7830 describes an EDNS(0) padding option</text:span></text:p>
              </text:list-item>
              <text:list-item>
                <text:p text:style-name="P8"><text:span text:style-name="T1">Responders MUST pad if requesters do (and MAY in any case)</text:span></text:p>
              </text:list-item>
              <text:list-item>
                <text:p text:style-name="P8"><text:span text:style-name="T1">RFC 8467 describes ways in which one might use padding and recommends:</text:span></text:p>
              </text:list-item>
            </text:list>
            <text:list text:style-name="L15">
              <text:list-item>
                <text:list>
                  <text:list-item>
                    <text:p text:style-name="P9"><text:span text:style-name="T1">Pad queries to block lengths of N x 128 octets </text:span></text:p>
                  </text:list-item>
                  <text:list-item>
                    <text:p text:style-name="P9"><text:span text:style-name="T1">Pad responses to block lengths of N x 468 octets</text:span></text:p>
                  </text:list-item>
                  <text:list-item>
                    <text:p text:style-name="P9"><text:span text:style-name="T1">Don’t do random stuff (signal leaks), maximal-length is wasteful (esp if we go &gt; MTU)</text:span></text:p>
                  </text:list-item>
                </text:list>
              </text:list-item>
            </text:list>
          </draw:text-box>
        </draw:frame>
        <presentation:notes draw:style-name="dp2">
          <draw:page-thumbnail draw:style-name="gr1" draw:layer="layout" svg:width="14.825cm" svg:height="11.112cm" svg:x="3.074cm" svg:y="2.258cm" draw:page-number="20" presentation:class="page"/>
          <draw:frame presentation:style-name="pr8" draw:text-style-name="P3" draw:layer="layout" svg:width="16.779cm" svg:height="13.344cm" svg:x="2.098cm" svg:y="14.107cm" presentation:class="notes" presentation:placeholder="true">
            <draw:text-box/>
          </draw:frame>
        </presentation:notes>
      </draw:page>
      <draw:page draw:name="page21"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cursive &lt;-&gt;Authoritative</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Today, DoT is usable for stub &lt;-&gt; recusive</text:span></text:p>
              </text:list-item>
              <text:list-item>
                <text:p text:style-name="P8"><text:span text:style-name="T1">Would like to also secure recursive &lt;-&gt; authoritative</text:span></text:p>
              </text:list-item>
              <text:list-item>
                <text:p text:style-name="P8"><text:span text:style-name="T1">Can’t amortise TLS state so much so needs lots of performance testing, esp., if done near root</text:span></text:p>
              </text:list-item>
              <text:list-item>
                <text:p text:style-name="P8"><text:span text:style-name="T1">Not clear if/how to authenticate authoritative (various proposal being considered)</text:span></text:p>
              </text:list-item>
              <text:list-item>
                <text:p text:style-name="P8"><text:span text:style-name="T1">Might get deployed in medium term, but not clear</text:span></text:p>
              </text:list-item>
              <text:list-item>
                <text:p text:style-name="P8"><text:span text:style-name="T1">Despite uncertainty, we sometimes talk about Authoritative DNS over TLS, (ADoT) ‘cause that’s what we’ll most likely end up doing</text:span></text:p>
              </text:list-item>
            </text:list>
          </draw:text-box>
        </draw:frame>
        <presentation:notes draw:style-name="dp2">
          <draw:page-thumbnail draw:style-name="gr1" draw:layer="layout" svg:width="14.825cm" svg:height="11.112cm" svg:x="3.074cm" svg:y="2.258cm" draw:page-number="21" presentation:class="page"/>
          <draw:frame presentation:style-name="pr8" draw:text-style-name="P3" draw:layer="layout" svg:width="16.779cm" svg:height="13.344cm" svg:x="2.098cm" svg:y="14.107cm" presentation:class="notes" presentation:placeholder="true">
            <draw:text-box/>
          </draw:frame>
        </presentation:notes>
      </draw:page>
      <draw:page draw:name="page2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HTTPS (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Browsers and some JS code however can’t easily tell if DoT is being used as there’s no portable OS API to use for that today (some OSes may add such a thing, not sure)</text:span></text:p>
              </text:list-item>
              <text:list-item>
                <text:p text:style-name="P8"><text:span text:style-name="T1">So DNS over HTTPS (DoH, RFC 8484) describes how to encapsulate DNS traffic in HTTPS</text:span></text:p>
              </text:list-item>
              <text:list-item>
                <text:p text:style-name="P8"><text:span text:style-name="T1">Supported today in FF with their “Trusted Recursive Resolver” (TRR) concept, with a set of “built-in” TRR instances (Cloudflare, NextDNS,...) </text:span></text:p>
              </text:list-item>
            </text:list>
            <text:list text:style-name="L6">
              <text:list-item>
                <text:list>
                  <text:list-item>
                    <text:p text:style-name="P9"><text:span text:style-name="T1">I have my own DoH recursive server I’ve been using with FF since Feb 2020, seems to work ok</text:span></text:p>
                  </text:list-item>
                </text:list>
              </text:list-item>
            </text:list>
            <text:list text:style-name="L5">
              <text:list-item>
                <text:p text:style-name="P8"><text:span text:style-name="T1">Google, Microsoft and Apple have all made announcements about their plans for DoH. They differ in various ways.</text:span></text:p>
              </text:list-item>
              <text:list-item>
                <text:p text:style-name="P8"><text:span text:style-name="T1">DoH has lead to a </text:span><text:span text:style-name="T3">major</text:span><text:span text:style-name="T1"> fuss – the move from a system/OS stub, to an in-browser stub causes many changes and people fear/dislike such changes</text:span></text:p>
              </text:list-item>
            </text:list>
          </draw:text-box>
        </draw:frame>
        <presentation:notes draw:style-name="dp2">
          <draw:page-thumbnail draw:style-name="gr1" draw:layer="layout" svg:width="14.825cm" svg:height="11.112cm" svg:x="3.074cm" svg:y="2.258cm" draw:page-number="22" presentation:class="page"/>
          <draw:frame presentation:style-name="pr8" draw:text-style-name="P3" draw:layer="layout" svg:width="16.779cm" svg:height="13.344cm" svg:x="2.098cm" svg:y="14.107cm" presentation:class="notes" presentation:placeholder="true">
            <draw:text-box/>
          </draw:frame>
        </presentation:notes>
      </draw:page>
      <draw:page draw:name="page2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Anti-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Various operator-like folks described their problems with DoH (or more correctly with the mozilla/CF deployment they feared might happen)</text:span></text:p>
              </text:list-item>
            </text:list>
            <text:list text:style-name="L7">
              <text:list-item>
                <text:list>
                  <text:list-item>
                    <text:p text:style-name="P9"><text:span text:style-name="T8"><text:a xlink:href="https://tools.ietf.org/html/draft-bertola-bcp-doh-clients" xlink:type="simple">https://tools.ietf.org/html/draft-bertola-bcp-doh-clients</text:a></text:span></text:p>
                  </text:list-item>
                  <text:list-item>
                    <text:p text:style-name="P9"><text:span text:style-name="T8"><text:a xlink:href="https://datatracker.ietf.org/doc/html/draft-doh-reid-operator" xlink:type="simple">https://datatracker.ietf.org/doc/html/draft-doh-reid-operator</text:a></text:span><text:span text:style-name="T8"><text:s/></text:span></text:p>
                  </text:list-item>
                  <text:list-item>
                    <text:p text:style-name="P9"><text:span text:style-name="T8"><text:a xlink:href="https://tools.ietf.org/html/draft-livingood-doh-implementation-risks-issues" xlink:type="simple">https://tools.ietf.org/html/draft-livingood-doh-implementation-risks-issues</text:a></text:span></text:p>
                  </text:list-item>
                </text:list>
              </text:list-item>
            </text:list>
            <text:list text:style-name="L5">
              <text:list-item>
                <text:p text:style-name="P8"><text:span text:style-name="T1">Some of the above folks even started an industry association, with an apparent goal of encouraging deployment of DNS privacy, but possibly in a flavour that better suits ISPs who traditionally operated the DNS recursives</text:span></text:p>
              </text:list-item>
            </text:list>
            <text:list text:style-name="L6">
              <text:list-item>
                <text:list>
                  <text:list-item>
                    <text:p text:style-name="P9"><text:span text:style-name="T8"><text:a xlink:href="https://www.encrypted-dns.org/" xlink:type="simple">https://www.encrypted-dns.org/</text:a></text:span><text:span text:style-name="T1"><text:s/></text:span></text:p>
                  </text:list-item>
                </text:list>
              </text:list-item>
            </text:list>
            <text:list text:style-name="L5">
              <text:list-item>
                <text:p text:style-name="P8"><text:span text:style-name="T1">None of the above are objective analyses, but work will likely happen to do that analysis, because there are some real issues (if DoH gets widely deployed in applications):</text:span></text:p>
              </text:list-item>
            </text:list>
            <text:list text:style-name="L7">
              <text:list-item>
                <text:list>
                  <text:list-item>
                    <text:p text:style-name="P9"><text:span text:style-name="T1">Split horizon</text:span></text:p>
                  </text:list-item>
                  <text:list-item>
                    <text:p text:style-name="P9"><text:span text:style-name="T1">Loss of enterprise control for BYOD and/or parental control @ home</text:span></text:p>
                  </text:list-item>
                  <text:list-item>
                    <text:p text:style-name="P9"><text:span text:style-name="T1">Passive DNS</text:span></text:p>
                  </text:list-item>
                </text:list>
              </text:list-item>
            </text:list>
            <text:list text:style-name="L16">
              <text:list-item>
                <text:list>
                  <text:list-header>
                    <text:p text:style-name="P22"><text:span text:style-name="T1"/></text:p>
                  </text:list-header>
                </text:list>
              </text:list-item>
            </text:list>
            <text:list text:style-name="L10">
              <text:list-header>
                <text:p text:style-name="P23"><text:span text:style-name="T1">IETF has chartered a working group to look at some of the less controversial aspects of all this: </text:span><text:span text:style-name="T8"><text:a xlink:href="https://datatracker.ietf.org/wg/add/about/" xlink:type="simple">https://datatracker.ietf.org/wg/add/about/</text:a></text:span><text:span text:style-name="T1"><text:s/></text:span></text:p>
              </text:list-header>
            </text:list>
          </draw:text-box>
        </draw:frame>
        <presentation:notes draw:style-name="dp2">
          <draw:page-thumbnail draw:style-name="gr1" draw:layer="layout" svg:width="14.825cm" svg:height="11.112cm" svg:x="3.074cm" svg:y="2.258cm" draw:page-number="23" presentation:class="page"/>
          <draw:frame presentation:style-name="pr8" draw:text-style-name="P3" draw:layer="layout" svg:width="16.779cm" svg:height="13.344cm" svg:x="2.098cm" svg:y="14.107cm" presentation:class="notes" presentation:placeholder="true">
            <draw:text-box/>
          </draw:frame>
        </presentation:notes>
      </draw:page>
      <draw:page draw:name="page24"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 enables EC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Once/if we get deployment of DNS privacy (whether via DoT or DoH) then we can try to tackle SNI encryption as part of the TLS handshake</text:span></text:p>
              </text:list-item>
            </text:list>
            <text:list text:style-name="L7">
              <text:list-item>
                <text:list>
                  <text:list-item>
                    <text:p text:style-name="P9"><text:span text:style-name="T8"><text:a xlink:href="https://tools.ietf.org/html/draft-ietf-tls-esni" xlink:type="simple">https://tools.ietf.org/html/draft-ietf-tls-esni</text:a></text:span></text:p>
                  </text:list-item>
                </text:list>
              </text:list-item>
            </text:list>
            <text:list text:style-name="L5">
              <text:list-item>
                <text:p text:style-name="P8"><text:span text:style-name="T1">Idea: publish a new DH public share in DNS and use that to encrypt SNI in the TLS ClientHello</text:span></text:p>
              </text:list-item>
              <text:list-item>
                <text:p text:style-name="P8"><text:span text:style-name="T1">Still in-flux, but it works!</text:span></text:p>
                <text:list>
                  <text:list-item>
                    <text:p><text:span text:style-name="T1">I’m working on code for this: </text:span><text:span text:style-name="T8"><text:a xlink:href="https://github.com/sftcd/openssl" xlink:type="simple">https://github.com/sftcd/openssl</text:a></text:span><text:span text:style-name="T1"><text:s text:c="2"/>or via </text:span><text:span text:style-name="T1"><text:a xlink:href="https://defo.ie/" xlink:type="simple">https://defo.ie</text:a></text:span><text:span text:style-name="T1"><text:s/></text:span></text:p>
                  </text:list-item>
                </text:list>
              </text:list-item>
            </text:list>
          </draw:text-box>
        </draw:frame>
        <presentation:notes draw:style-name="dp2">
          <draw:page-thumbnail draw:style-name="gr1" draw:layer="layout" svg:width="14.825cm" svg:height="11.112cm" svg:x="3.074cm" svg:y="2.258cm" draw:page-number="24" presentation:class="page"/>
          <draw:frame presentation:style-name="pr8" draw:text-style-name="P3" draw:layer="layout" svg:width="16.779cm" svg:height="13.344cm" svg:x="2.098cm" svg:y="14.107cm" presentation:class="notes" presentation:placeholder="true">
            <draw:text-box/>
          </draw:frame>
        </presentation:notes>
      </draw:page>
      <draw:page draw:name="page25" draw:style-name="dp1" draw:master-page-name="Default" presentation:presentation-page-layout-name="AL1T1">
        <draw:frame presentation:style-name="pr14" draw:text-style-name="P2" draw:layer="layout" svg:width="25.157cm" svg:height="3.466cm" svg:x="1.397cm" svg:y="0.838cm" presentation:class="title" presentation:user-transformed="true">
          <draw:text-box>
            <text:list text:style-name="L1">
              <text:list-header>
                <text:p text:style-name="P1"><text:span text:style-name="T4">My DNS client setups</text:span></text:p>
              </text:list-header>
            </text:list>
          </draw:text-box>
        </draw:frame>
        <draw:frame presentation:style-name="pr15" draw:text-style-name="P2" draw:layer="layout" svg:width="25.157cm" svg:height="12.14cm" svg:x="1.397cm" svg:y="4.912cm" presentation:class="outline" presentation:user-transformed="true">
          <draw:text-box>
            <text:list text:style-name="L17">
              <text:list-item>
                <text:p text:style-name="P24"><text:span text:style-name="T4">Laptop OS: unbound+stubby</text:span></text:p>
              </text:list-item>
            </text:list>
            <text:list text:style-name="L18">
              <text:list-item>
                <text:list>
                  <text:list-item>
                    <text:p text:style-name="P25"><text:span text:style-name="T4">Unbound caches, stubby does DoT; config prefers my DNS recursive</text:span></text:p>
                  </text:list-item>
                  <text:list-item>
                    <text:p text:style-name="P25"><text:span text:style-name="T4">QNAME minimisation/padding turned on</text:span></text:p>
                  </text:list-item>
                  <text:list-item>
                    <text:p text:style-name="P25"><text:span text:style-name="T4">Stubby config has to include DoT servers on port 443 because of firewalls</text:span></text:p>
                  </text:list-item>
                  <text:list-item>
                    <text:p text:style-name="P25"><text:span text:style-name="T4">Occasional glitches require “sudo service stubby restart” maybe one/month</text:span></text:p>
                  </text:list-item>
                </text:list>
              </text:list-item>
            </text:list>
            <text:list text:style-name="L17">
              <text:list-item>
                <text:p text:style-name="P24"><text:span text:style-name="T4">DoT testing: kdig tool</text:span></text:p>
              </text:list-item>
              <text:list-item>
                <text:p text:style-name="P24"><text:span text:style-name="T4">Within FF: DoH to my “custom” TRR == my DNS recursive (no fallback at present)</text:span></text:p>
              </text:list-item>
              <text:list-item>
                <text:p text:style-name="P24"><text:span text:style-name="T4">Android supports DoT</text:span></text:p>
              </text:list-item>
              <text:list-item>
                <text:p text:style-name="P24"><text:span text:style-name="T4">At home: my home router (Turris) does DoT to my DNS recursive server (fallback to Cloudflare) using knot-resolver (as stub)</text:span></text:p>
              </text:list-item>
            </text:list>
            <text:list text:style-name="L18">
              <text:list-item>
                <text:list>
                  <text:list-item>
                    <text:p text:style-name="P25"><text:span text:style-name="T4">Clients at home use Turris as their DNS recursive via Do53 </text:span></text:p>
                  </text:list-item>
                  <text:list-item>
                    <text:p text:style-name="P25"><text:span text:style-name="T4">Recursive distribution via DHCP/RA as normal</text:span></text:p>
                  </text:list-item>
                </text:list>
              </text:list-item>
            </text:list>
            <text:list text:style-name="L17">
              <text:list-item>
                <text:p text:style-name="P26"><text:span text:style-name="T4">Anyone could do all that (but you’d wonder why they’d bother;-) client stuff ought be much more out-of-the-box and likely will become so</text:span></text:p>
              </text:list-item>
            </text:list>
          </draw:text-box>
        </draw:frame>
        <presentation:notes draw:style-name="dp3">
          <draw:page-thumbnail draw:style-name="gr1" draw:layer="layout" svg:width="14.807cm" svg:height="11.095cm" svg:x="3.074cm" svg:y="2.258cm" draw:page-number="25" presentation:class="page"/>
          <draw:frame presentation:style-name="pr16" draw:text-style-name="P3" draw:layer="layout" svg:width="16.761cm" svg:height="13.326cm" svg:x="2.098cm" svg:y="14.107cm" presentation:class="notes" presentation:placeholder="true">
            <draw:text-box/>
          </draw:frame>
        </presentation:notes>
      </draw:page>
      <draw:page draw:name="page26" draw:style-name="dp1" draw:master-page-name="Default" presentation:presentation-page-layout-name="AL1T1">
        <draw:frame presentation:style-name="pr14" draw:text-style-name="P2" draw:layer="layout" svg:width="25.157cm" svg:height="3.466cm" svg:x="1.397cm" svg:y="0.838cm" presentation:class="title" presentation:user-transformed="true">
          <draw:text-box>
            <text:list text:style-name="L1">
              <text:list-header>
                <text:p text:style-name="P1"><text:span text:style-name="T4">My DNS recursive setup</text:span></text:p>
              </text:list-header>
            </text:list>
          </draw:text-box>
        </draw:frame>
        <draw:frame presentation:style-name="pr15" draw:text-style-name="P2" draw:layer="layout" svg:width="25.157cm" svg:height="12.14cm" svg:x="1.397cm" svg:y="5.058cm" presentation:class="outline" presentation:user-transformed="true">
          <draw:text-box>
            <text:list text:style-name="L17">
              <text:list-item>
                <text:p text:style-name="P26"><text:span text:style-name="T12">Runs on a small VPS rented from a local hoster (</text:span><text:span text:style-name="T4">as of 20200225)</text:span></text:p>
              </text:list-item>
              <text:list-item>
                <text:p text:style-name="P24"><text:span text:style-name="T4">DoH: Apache handles port 443 DoH queries, hands those to dnsdist which en/decpasulates DNS in/from HTTP, and uses a local unbound as the real caching, validating recursive</text:span></text:p>
              </text:list-item>
              <text:list-item>
                <text:p text:style-name="P24"><text:span text:style-name="T4">DoT: knot resolver (as recursive) directly handles port 853 traffic</text:span></text:p>
              </text:list-item>
            </text:list>
            <text:list text:style-name="L18">
              <text:list-item>
                <text:list>
                  <text:list-item>
                    <text:p text:style-name="P25"><text:span text:style-name="T4">dnsdist could/can also do that, just not today’s setup </text:span></text:p>
                  </text:list-item>
                </text:list>
              </text:list-item>
            </text:list>
            <text:list text:style-name="L17">
              <text:list-item>
                <text:p text:style-name="P24"><text:span text:style-name="T4">QNAME minimisation turned on in upstream queries (note to self: check that!)</text:span></text:p>
              </text:list-item>
              <text:list-item>
                <text:p text:style-name="P24"><text:span text:style-name="T4">Padding turned on for stubs</text:span></text:p>
              </text:list-item>
              <text:list-item>
                <text:p text:style-name="P24"><text:span text:style-name="T4">Server side problem: above means me, those in my home, and ~two buddies “hiding” in a very tiny crowd – would be better with a bigger (local) crowd but without involving mega-company services like Google or Cloudflare</text:span></text:p>
              </text:list-item>
              <text:list-item>
                <text:p text:style-name="P24"><text:span text:style-name="T4">A setup like this is never going to be as fast/reliable as a mega-company one</text:span></text:p>
              </text:list-item>
              <text:list-item>
                <text:p text:style-name="P24"><text:span text:style-name="T4">Net effect: moves DNS surveillance/poisoning risk from any of ISP, TCD or visited-networks mostly to my chosen hoster or someone attacking his network – but he’s a chap who lives in Sligo and is hence much closer to me accountability-wise, compared to Cloudflare or Google</text:span></text:p>
              </text:list-item>
            </text:list>
          </draw:text-box>
        </draw:frame>
        <presentation:notes draw:style-name="dp3">
          <draw:page-thumbnail draw:style-name="gr1" draw:layer="layout" svg:width="14.807cm" svg:height="11.095cm" svg:x="3.074cm" svg:y="2.258cm" draw:page-number="26" presentation:class="page"/>
          <draw:frame presentation:style-name="pr16" draw:text-style-name="P3" draw:layer="layout" svg:width="16.761cm" svg:height="13.326cm" svg:x="2.098cm" svg:y="14.107cm" presentation:class="notes" presentation:placeholder="true">
            <draw:text-box/>
          </draw:frame>
        </presentation:notes>
      </draw:page>
      <draw:page draw:name="page2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Conclusions</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DNS is sort-of criticial infrastructure that (sometimes amazingly) works well</text:span></text:p>
              </text:list-item>
              <text:list-item>
                <text:p text:style-name="P8"><text:span text:style-name="T1">DNSSEC deployment is still woeful</text:span></text:p>
              </text:list-item>
              <text:list-item>
                <text:p text:style-name="P8"><text:span text:style-name="T1">DNS privacy is starting to be addressed, and represents a real change, but one that will happen </text:span><text:span text:style-name="T1">in the presence of significant tussles</text:span></text:p>
              </text:list-item>
            </text:list>
          </draw:text-box>
        </draw:frame>
        <presentation:notes draw:style-name="dp2">
          <draw:page-thumbnail draw:style-name="gr1" draw:layer="layout" svg:width="14.825cm" svg:height="11.112cm" svg:x="3.074cm" svg:y="2.258cm" draw:page-number="27" presentation:class="page"/>
          <draw:frame presentation:style-name="pr8" draw:text-style-name="P3" draw:layer="layout" svg:width="16.779cm" svg:height="13.34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modern" style:font-pitch="variable"/>
    <style:font-face style:name="Arial1" svg:font-family="Arial" style:font-family-generic="roma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Regular1" style:font-family-asian="'Noto Sans CJK SC Regular'" style:font-pitch-asian="variable" style:font-size-asian="44pt" style:font-style-asian="normal" style:font-weight-asian="normal" style:font-name-complex="Noto Sans CJK SC Regular1"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IE" style:font-name-asian="DejaVu Sans" style:font-size-asian="14pt" style:language-asian="en" style:country-asian="IE" style:font-name-complex="DejaVu Sans" style:font-size-complex="14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53cm" svg:height="3.461cm" svg:x="1.397cm" svg:y="0.837cm" presentation:class="title" presentation:placeholder="true">
        <draw:text-box/>
      </draw:frame>
      <draw:frame presentation:style-name="Default-outline1" draw:layer="backgroundobjects" svg:width="25.153cm" svg:height="12.136cm" svg:x="1.397cm" svg:y="4.912cm" presentation:class="outline" presentation:placeholder="true">
        <draw:text-box/>
      </draw:frame>
      <draw:frame draw:style-name="Mgr3" draw:text-style-name="MP6" draw:layer="backgroundobjects" svg:width="6.478cm" svg:height="1.403cm" svg:x="1.398cm" svg:y="19.128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833cm" svg:height="1.403cm" svg:x="9.577cm" svg:y="19.128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78cm" svg:height="1.403cm" svg:x="20.077cm" svg:y="19.128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cm" svg:height="29.7cm" svg:x="0cm" svg:y="0cm">
          <text:p/>
        </draw:rect>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3cm" svg:height="11.09cm" svg:x="3.073cm" svg:y="2.258cm" presentation:class="page"/>
        <draw:frame presentation:style-name="Default-notes" draw:layer="backgroundobjects" svg:width="16.757cm" svg:height="13.321cm" svg:x="2.098cm" svg:y="14.106cm" presentation:class="notes" presentation:placeholder="true">
          <draw:text-box/>
        </draw:frame>
        <draw:frame draw:style-name="Mgr8" draw:text-style-name="MP6" draw:layer="backgroundobjects" svg:width="9.071cm" svg:height="1.442cm" svg:x="-0.001cm" svg:y="0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071cm" svg:height="1.442cm" svg:x="11.883cm" svg:y="0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071cm" svg:height="1.442cm" svg:x="-0.001cm" svg:y="28.213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071cm" svg:height="1.442cm" svg:x="11.883cm" svg:y="28.213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8-03-05T14:19:38.151389600</meta:creation-date>
    <dc:date>2022-04-01T21:53:22.656345848</dc:date>
    <meta:editing-cycles>216</meta:editing-cycles>
    <meta:editing-duration>PT9H37M29S</meta:editing-duration>
    <meta:generator>LibreOffice/7.2.6.2$Linux_X86_64 LibreOffice_project/20$Build-2</meta:generator>
    <meta:document-statistic meta:object-count="137"/>
  </office:meta>
</office:document-meta>
</file>